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2pt" style:font-size-asian="12pt" style:font-size-complex="12pt"/>
    </style:style>
    <style:style style:name="P2" style:parent-style-name="Standard" style:family="paragraph">
      <style:text-properties fo:font-size="12pt" style:font-size-asian="12pt" style:font-size-complex="12pt"/>
    </style:style>
    <style:style style:name="P3" style:parent-style-name="Standard" style:family="paragraph">
      <style:text-properties fo:font-size="12pt" style:font-size-asian="12pt" style:font-size-complex="12pt"/>
    </style:style>
    <style:style style:name="P4" style:parent-style-name="Standard" style:family="paragraph">
      <style:text-properties fo:font-size="12pt" style:font-size-asian="12pt" style:font-size-complex="12pt"/>
    </style:style>
    <style:style style:name="P5" style:parent-style-name="Standard" style:family="paragraph">
      <style:text-properties fo:font-size="12pt" style:font-size-asian="12pt" style:font-size-complex="12pt"/>
    </style:style>
    <style:style style:name="P6" style:parent-style-name="Standard" style:family="paragraph">
      <style:text-properties fo:font-size="12pt" style:font-size-asian="12pt" style:font-size-complex="12pt"/>
    </style:style>
    <style:style style:name="T7" style:parent-style-name="Absatz-Standardschriftart" style:family="text">
      <style:text-properties fo:font-size="12pt" style:font-size-asian="12pt" style:font-size-complex="12pt"/>
    </style:style>
  </office:automatic-styles>
  <office:body>
    <office:text text:use-soft-page-breaks="true">
      <text:p text:style-name="P1">Das Gebäude mit zerbrochenen Fensterscheiben<text:s/>(geschrieben 2003)</text:p>
      <text:p text:style-name="P2">Das Gebäude mit den zerbrochenen Fensterscheiben<text:s/>ist<text:s/>ein Schuppen ohne Dach und überwuchert mit Efeu, Gras und Moos. Damals war es eine Fabrik zur Kunststoffproduktion;<text:s/>heute liegt das Gebäude am Ende der Welt; einer Welt, die zur Natur zurückgekehrt ist und die nun Claudine und ihren Freunden gehört. Hier treffen sie sich gern, um zu diskutieren,<text:s/>zusammen zu lachen<text:s/>und ihre Freiheit zu genießen.<text:s/>Doch…was ist da! Hinter dem höchsten Gebäude inmitten von Wildblumen eine frische Autoreifenspur und daneben zu einem Berg aufgeschichtet leere Plastikbehälter, Plastikbälle<text:s/>und allerlei Gegenstände.</text:p>
      <text:p text:style-name="P3">Claudine: Ich fürchte, dass man unser Gelände zu einer Müllhalde<text:s/>macht!</text:p>
      <text:p text:style-name="P4">Benjamin: Ich finde es eigenartig. Wer kommt schon<text:s/>mitten<text:s/>in der Nacht<text:s/>und lädt Tonnen von Plastik auf die Wiese ab. Was ist in diesen Plastikbällen…Man müsste einen von ihnen öffnen.</text:p>
      <text:p text:style-name="P5">Mit seinem Taschenmesser ritze Benjamin vorsichtig an der Naht eines giftgrünen Plastikballs. Nach zehn Minuten endlich gelang es ihm den Bauch des Balls zu öffnen. Daraus fielen Spritzen, Verbände, Mundschutzmasken, Handschuhe. Eine Kapsel mit einem Inhalt aus anderer Zeit?</text:p>
      <text:p text:style-name="P6">Beiden wurde schlagartig schlecht und mulmig zumute.<text:s/>Hatten ihnen nicht die Eltern von einer schrecklichen Krankheit erzählt, die in der Vergangenheit ausgebrochen war und viele Menschen starben.</text:p>
      <text:p text:style-name="Standard"><text:span text:style-name="T7">Schnell, schnell…weg hi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c41yril@fauerlnue.onmicrosoft.com</meta:initial-creator>
    <dc:creator>ac41yril</dc:creator>
    <meta:creation-date>2020-04-30T11:13:00Z</meta:creation-date>
    <dc:date>2020-04-30T11:41:00Z</dc:date>
    <meta:template xlink:href="Normal" xlink:type="simple"/>
    <meta:editing-cycles>6</meta:editing-cycles>
    <meta:editing-duration>PT0S</meta:editing-duration>
    <meta:document-statistic meta:page-count="1" meta:paragraph-count="2" meta:word-count="194" meta:character-count="1417" meta:row-count="10" meta:non-whitespace-character-count="1225"/>
  </office:meta>
</office:document-meta>
</file>